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fo:color="#26a269" loext:opacity="100%" fo:font-weight="bold"/>
    </style:style>
    <style:style style:name="T2" style:family="text">
      <style:text-properties fo:color="#12488b" loext:opacity="100%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T1">student@dl-23</text:span>:<text:span text:style-name="T2">~/ayisha25</text:span>$ ip</text:p>
      <text:p text:style-name="Preformatted_20_Text">Usage: ip [ OPTIONS ] OBJECT { COMMAND | help }</text:p>
      <text:p text:style-name="Preformatted_20_Text"><text:s text:c="7"/>ip [ -force ] -batch filename</text:p>
      <text:p text:style-name="Preformatted_20_Text">where <text:s/>OBJECT := { address | addrlabel | fou | help | ila | ioam | l2tp | link |</text:p>
      <text:p text:style-name="Preformatted_20_Text"><text:s text:c="19"/>macsec | maddress | monitor | mptcp | mroute | mrule |</text:p>
      <text:p text:style-name="Preformatted_20_Text"><text:s text:c="19"/>neighbor | neighbour | netconf | netns | nexthop | ntable |</text:p>
      <text:p text:style-name="Preformatted_20_Text"><text:s text:c="19"/>ntbl | route | rule | sr | tap | tcpmetrics |</text:p>
      <text:p text:style-name="Preformatted_20_Text"><text:s text:c="19"/>token | tunnel | tuntap | vrf | xfrm }</text:p>
      <text:p text:style-name="Preformatted_20_Text"><text:s text:c="7"/>OPTIONS := { -V[ersion] | -s[tatistics] | -d[etails] | -r[esolve] |</text:p>
      <text:p text:style-name="Preformatted_20_Text"><text:s text:c="20"/>-h[uman-readable] | -iec | -j[son] | -p[retty] |</text:p>
      <text:p text:style-name="Preformatted_20_Text"><text:s text:c="20"/>-f[amily] { inet | inet6 | mpls | bridge | link } |</text:p>
      <text:p text:style-name="Preformatted_20_Text"><text:s text:c="20"/>-4 | -6 | -M | -B | -0 |</text:p>
      <text:p text:style-name="Preformatted_20_Text"><text:s text:c="20"/>-l[oops] { maximum-addr-flush-attempts } | -br[ief] |</text:p>
      <text:p text:style-name="Preformatted_20_Text"><text:s text:c="20"/>-o[neline] | -t[imestamp] | -ts[hort] | -b[atch] [filename] |</text:p>
      <text:p text:style-name="Preformatted_20_Text"><text:s text:c="20"/>-rc[vbuf] [size] | -n[etns] name | -N[umeric] | -a[ll] |</text:p>
      <text:p text:style-name="P1"><text:s text:c="20"/>-c[olor]}</text:p>
      <text:p text:style-name="Preformatted_20_Text"><text:span text:style-name="T1">student@dl-23</text:span>:<text:span text:style-name="T2">~/ayisha25</text:span>$ who$whoami</text:p>
      <text:p text:style-name="P1">student <text:s/>tty2 <text:s text:c="8"/>2025-01-09 15:23 (tty2)</text:p>
      <text:p text:style-name="Preformatted_20_Text"><text:span text:style-name="T1">student@dl-23</text:span>:<text:span text:style-name="T2">~/ayisha25</text:span>$ hostname</text:p>
      <text:p text:style-name="P1">dl-23</text:p>
      <text:p text:style-name="Preformatted_20_Text"><text:span text:style-name="T1">student@dl-23</text:span>:<text:span text:style-name="T2">~/ayisha25</text:span>$ bc</text:p>
      <text:p text:style-name="Preformatted_20_Text">bc 1.07.1</text:p>
      <text:p text:style-name="Preformatted_20_Text">Copyright 1991-1994, 1997, 1998, 2000, 2004, 2006, 2008, 2012-2017 Free Software Foundation, Inc.</text:p>
      <text:p text:style-name="Preformatted_20_Text">This is free software with ABSOLUTELY NO WARRANTY.</text:p>
      <text:p text:style-name="Preformatted_20_Text">For details type `warranty&amp;apos;. </text:p>
      <text:p text:style-name="Preformatted_20_Text">warranty</text:p>
      <text:p text:style-name="Preformatted_20_Text"/>
      <text:p text:style-name="Preformatted_20_Text">bc 1.07.1</text:p>
      <text:p text:style-name="Preformatted_20_Text">Copyright 1991-1994, 1997, 1998, 2000, 2004, 2006, 2008, 2012-2017 Free Software Foundation, Inc.</text:p>
      <text:p text:style-name="Preformatted_20_Text"/>
      <text:p text:style-name="Preformatted_20_Text"><text:s text:c="4"/>This program is free software; you can redistribute it and/or modify</text:p>
      <text:p text:style-name="Preformatted_20_Text"><text:s text:c="4"/>it under the terms of the GNU General Public License as published by</text:p>
      <text:p text:style-name="Preformatted_20_Text"><text:s text:c="4"/>the Free Software Foundation; either version 3 of the License , or</text:p>
      <text:p text:style-name="Preformatted_20_Text"><text:s text:c="4"/>(at your option) any later version.</text:p>
      <text:p text:style-name="Preformatted_20_Text"/>
      <text:p text:style-name="Preformatted_20_Text"><text:s text:c="4"/>This program is distributed in the hope that it will be useful,</text:p>
      <text:p text:style-name="Preformatted_20_Text"><text:s text:c="4"/>but WITHOUT ANY WARRANTY; without even the implied warranty of</text:p>
      <text:p text:style-name="Preformatted_20_Text"><text:s text:c="4"/>MERCHANTABILITY or FITNESS FOR A PARTICULAR PURPOSE. <text:s/>See the</text:p>
      <text:p text:style-name="Preformatted_20_Text"><text:s text:c="4"/>GNU General Public License for more details.</text:p>
      <text:p text:style-name="Preformatted_20_Text"/>
      <text:p text:style-name="Preformatted_20_Text"><text:s text:c="4"/>You should have received a copy of the GNU General Public License</text:p>
      <text:p text:style-name="Preformatted_20_Text"><text:s text:c="4"/>along with this program. If not, write to</text:p>
      <text:p text:style-name="Preformatted_20_Text"/>
      <text:p text:style-name="Preformatted_20_Text"><text:s text:c="7"/>The Free Software Foundation, Inc.</text:p>
      <text:p text:style-name="Preformatted_20_Text"><text:s text:c="7"/>51 Franklin Street, Fifth Floor</text:p>
      <text:p text:style-name="Preformatted_20_Text"><text:s text:c="7"/>Boston, MA 02110-1335 <text:s/>USA</text:p>
      <text:p text:style-name="Preformatted_20_Text"/>
      <text:p text:style-name="P1"/>
      <text:p text:style-name="Preformatted_20_Text"><text:span text:style-name="T1">student@dl-23</text:span>:<text:span text:style-name="T2">~/ayisha25</text:span>$ uptime</text:p>
      <text:p text:style-name="P1"><text:s/>10:12:15 up 19 min, <text:s/>1 user, <text:s/>load average: 0.00, 0.02, 0.00</text:p>
      <text:p text:style-name="Preformatted_20_Text"><text:span text:style-name="T1">student@dl-23</text:span>:<text:span text:style-name="T2">~/ayisha25</text:span>$ head as</text:p>
      <text:p text:style-name="Preformatted_20_Text">ayisha shana</text:p>
      <text:p text:style-name="Preformatted_20_Text">23</text:p>
      <text:p text:style-name="P1">adi shankara</text:p>
      <text:p text:style-name="Preformatted_20_Text"><text:soft-page-break/><text:span text:style-name="T1">student@dl-23</text:span>:<text:span text:style-name="T2">~/ayisha25</text:span>$ tail as</text:p>
      <text:p text:style-name="Preformatted_20_Text">ayisha shana</text:p>
      <text:p text:style-name="Preformatted_20_Text">23</text:p>
      <text:p text:style-name="P1">adi shankara</text:p>
      <text:p text:style-name="Preformatted_20_Text"><text:span text:style-name="T1">student@dl-23</text:span>:<text:span text:style-name="T2">~/ayisha25</text:span>$ date </text:p>
      <text:p text:style-name="Preformatted_20_Text">Thursday 09 January 2025 11:24:11 AM IST</text:p>
      <text:p text:style-name="Preformatted_20_Text"><text:span text:style-name="T1">student@dl-23</text:span>:<text:span text:style-name="T2">~/ayisha25</text:span>$ </text:p>
      <text:p text:style-name="Preformatted_20_Text"><text:span text:style-name="T1">student@dl-23</text:span>:<text:span text:style-name="T2">~/ayisha25</text:span>$ date +%m</text:p>
      <text:p text:style-name="Preformatted_20_Text">01</text:p>
      <text:p text:style-name="Preformatted_20_Text"><text:span text:style-name="T1">student@dl-23</text:span>:<text:span text:style-name="T2">~/ayisha25</text:span>$ date +%h</text:p>
      <text:p text:style-name="Preformatted_20_Text">Jan</text:p>
      <text:p text:style-name="Preformatted_20_Text"><text:span text:style-name="T1">student@dl-23</text:span>:<text:span text:style-name="T2">~/ayisha25</text:span>$ date +%d</text:p>
      <text:p text:style-name="Preformatted_20_Text">09</text:p>
      <text:p text:style-name="Preformatted_20_Text"><text:span text:style-name="T1">student@dl-23</text:span>:<text:span text:style-name="T2">~/ayisha25</text:span>$ date +%y</text:p>
      <text:p text:style-name="P1">25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1:20:02.081597329</meta:creation-date>
    <dc:date>2025-01-09T11:35:31.554715152</dc:date>
    <meta:editing-duration>PT5M19S</meta:editing-duration>
    <meta:editing-cycles>1</meta:editing-cycles>
    <meta:document-statistic meta:table-count="0" meta:image-count="0" meta:object-count="0" meta:page-count="2" meta:paragraph-count="62" meta:word-count="378" meta:character-count="2609" meta:non-whitespace-character-count="1984"/>
    <meta:generator>LibreOffice/7.3.7.2$Linux_X86_64 LibreOffice_project/30$Build-2</meta:generator>
  </office:meta>
</office:document-meta>
</file>